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6BC4500F9CF17E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3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Table_20_Contents">
      <style:text-properties officeooo:rsid="001d9b1c" officeooo:paragraph-rsid="001d9b1c" fo:background-color="transparent"/>
    </style:style>
    <style:style style:name="P16" style:family="paragraph" style:parent-style-name="Table_20_Contents">
      <style:text-properties officeooo:rsid="001a5680" officeooo:paragraph-rsid="00273a9f" fo:background-color="transparent"/>
    </style:style>
    <style:style style:name="P17" style:family="paragraph" style:parent-style-name="Table_20_Contents">
      <style:text-properties officeooo:paragraph-rsid="002b4830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2" style:family="paragraph" style:parent-style-name="Table_20_Contents">
      <style:text-properties officeooo:rsid="002818bb" officeooo:paragraph-rsid="002818bb"/>
    </style:style>
    <style:style style:name="P23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4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6" style:family="paragraph" style:parent-style-name="Table_20_Contents">
      <style:paragraph-properties fo:text-align="start" style:justify-single-word="false"/>
      <style:text-properties officeooo:paragraph-rsid="0039df0f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d18d"/>
    </style:style>
    <style:style style:name="T19" style:family="text">
      <style:text-properties officeooo:rsid="0024f72b"/>
    </style:style>
    <style:style style:name="T20" style:family="text">
      <style:text-properties officeooo:rsid="0025bcf3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c4ff4"/>
    </style:style>
    <style:style style:name="T26" style:family="text">
      <style:text-properties officeooo:rsid="0034cd8a"/>
    </style:style>
    <style:style style:name="T27" style:family="text">
      <style:text-properties officeooo:rsid="0038815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sp. zn. </text:span>#4556</text:p>
      <text:p text:style-name="P24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8"><text:span text:style-name="T8">Česká pirátská strana, </text:span>organizační složka: <text:span text:style-name="T17">Personální odbor</text:span></text:p>
            <text:p text:style-name="P26">z<text:span text:style-name="T16">a</text:span>st<text:span text:style-name="T16">o</text:span>up<text:span text:style-name="T16">ena</text:span>: <text:span text:style-name="T23">Bc. Jana Rohová, jana.rohova@pirati.cz, vedoucí</text:span></text:p>
            <text:p text:style-name="P26"><text:span text:style-name="T23">v.z. Vladislav Tobias Esner, tobias.esner@pirati.cz, pověřen vedoucí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8">Dodavatel</text:span><text:span text:style-name="T11">:</text:span></text:p>
          </table:table-cell>
          <table:table-cell table:style-name="Tabulka1.A1" office:value-type="string">
            <text:p text:style-name="P19"><text:span text:style-name="T16">Jméno</text:span>: Zuzana Petrůvová</text:p>
            <text:p text:style-name="P21"><text:span text:style-name="T20">ročník</text:span>: <text:span text:style-name="T19">1993</text:span> <text:s text:c="3"/><text:span text:style-name="T18">bydliště: Nový bor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0">Krajský koordinátor dobrovolníků pro <text:span text:style-name="T26">Středočeský kraj</text:span></text:p>
            <text:p text:style-name="P19"><text:a xlink:type="simple" xlink:href="http://redmine.pirati.cz/" text:style-name="Internet_20_link" text:visited-style-name="Visited_20_Internet_20_Link"/></text:p>
          </table:table-cell>
        </table:table-row>
        <table:table-row table:style-name="Tabulka1.1">
          <table:table-cell table:style-name="Tabulka1.A1" office:value-type="string">
            <text:p text:style-name="P13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7">15</text:span>h <text:span text:style-name="T17">týdně </text:span>(slovy: <text:span text:style-name="T27">patnáct</text:span>hodin)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8">Smluvní typ</text:span>:</text:p>
          </table:table-cell>
          <table:table-cell table:style-name="Tabulka1.A1" office:value-type="string">
            <text:p text:style-name="P22">DPP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8">Místo plnění</text:span>:</text:p>
          </table:table-cell>
          <table:table-cell table:style-name="Tabulka1.A1" office:value-type="string">
            <text:p text:style-name="P15">Česká republika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8">Odměna</text:span>:</text:p>
          </table:table-cell>
          <table:table-cell table:style-name="Tabulka1.A1" office:value-type="string">
            <text:p text:style-name="P17">• paušální odměna <text:span text:style-name="T27">6 300</text:span> Kč měsíčně </text:p>
            <text:p text:style-name="P17">• úkolová odměna: až <text:span text:style-name="T25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8">Termín provedení</text:span>:</text:p>
          </table:table-cell>
          <table:table-cell table:style-name="Tabulka1.A1" office:value-type="string">
            <text:p text:style-name="P16"><text:s/><text:span text:style-name="T21">Od 01-01-2018 do 31-12-2018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22">01.01.2018</text:span></text:p>
      <text:p text:style-name="P8">Za zadavatele: <text:tab/><text:tab/><text:tab/>Za dodavatele: </text:p>
      <text:p text:style-name="P10"><text:span text:style-name="T14">Vladislav Tobias Esner</text:span><text:span text:style-name="T15"><text:tab/><text:tab/></text:span><text:span text:style-name="T5">Zuzana Petrůvová</text:span></text:p>
      <text:p text:style-name="P11"/>
      <text:p text:style-name="P8">….................<text:tab/><text:tab/><text:tab/>….................</text:p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6BC4500F9CF17EF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1-01T21:21:07.629089178</dc:date>
    <meta:editing-cycles>120</meta:editing-cycles>
    <meta:editing-duration>P24DT13H30M18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4" meta:word-count="194" meta:character-count="1423" meta:non-whitespace-character-count="1247"/>
    <meta:user-defined meta:name="Informace 1"/>
    <meta:user-defined meta:name="Informace 2"/>
    <meta:user-defined meta:name="Informace 3"/>
    <meta:user-defined meta:name="Informace 4"/>
  </office:meta>
</office:document-meta>
</file>